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3.11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16.25mm"/>
    </style:style>
    <style:style style:name="co4" style:family="table-column">
      <style:table-column-properties fo:break-before="auto" style:column-width="136.98mm"/>
    </style:style>
    <style:style style:name="co5" style:family="table-column">
      <style:table-column-properties fo:break-before="auto" style:column-width="14.34mm"/>
    </style:style>
    <style:style style:name="co6" style:family="table-column">
      <style:table-column-properties fo:break-before="auto" style:column-width="11.59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17.62mm"/>
    </style:style>
    <style:style style:name="co10" style:family="table-column">
      <style:table-column-properties fo:break-before="auto" style:column-width="30.8mm"/>
    </style:style>
    <style:style style:name="co11" style:family="table-column">
      <style:table-column-properties fo:break-before="auto" style:column-width="22.8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/>
          <table:table-cell table:formula="of:=&quot;'&quot;&amp;[.B4]&amp;&quot;',&quot;" office:value-type="string" office:string-value="'Survived'," calcext:value-type="string">
            <text:p>'Survived',</text:p>
          </table:table-cell>
          <table:table-cell table:formula="of:=&quot;'&quot;&amp;[.C4]&amp;&quot;',&quot;" office:value-type="string" office:string-value="'Pclass'," calcext:value-type="string">
            <text:p>'Pclass',</text:p>
          </table:table-cell>
          <table:table-cell table:style-name="ce1" table:formula="of:=&quot;'&quot;&amp;[.D4]&amp;&quot;',&quot;" office:value-type="string" office:string-value="'Name'," calcext:value-type="string">
            <text:p>'Name',</text:p>
          </table:table-cell>
          <table:table-cell table:formula="of:=&quot;'&quot;&amp;[.E4]&amp;&quot;',&quot;" office:value-type="string" office:string-value="'Sex'," calcext:value-type="string">
            <text:p>'Sex',</text:p>
          </table:table-cell>
          <table:table-cell table:formula="of:=&quot;'&quot;&amp;[.F4]&amp;&quot;',&quot;" office:value-type="string" office:string-value="'Age'," calcext:value-type="string">
            <text:p>'Age',</text:p>
          </table:table-cell>
          <table:table-cell table:formula="of:=&quot;'&quot;&amp;[.G4]&amp;&quot;',&quot;" office:value-type="string" office:string-value="'SibSp'," calcext:value-type="string">
            <text:p>'SibSp',</text:p>
          </table:table-cell>
          <table:table-cell table:formula="of:=&quot;'&quot;&amp;[.H4]&amp;&quot;',&quot;" office:value-type="string" office:string-value="'Parch'," calcext:value-type="string">
            <text:p>'Parch',</text:p>
          </table:table-cell>
          <table:table-cell table:formula="of:=&quot;'&quot;&amp;[.I4]&amp;&quot;',&quot;" office:value-type="string" office:string-value="'Ticket'," calcext:value-type="string">
            <text:p>'Ticket',</text:p>
          </table:table-cell>
          <table:table-cell table:formula="of:=&quot;'&quot;&amp;[.J4]&amp;&quot;',&quot;" office:value-type="string" office:string-value="'Fare'," calcext:value-type="string">
            <text:p>'Fare',</text:p>
          </table:table-cell>
          <table:table-cell table:formula="of:=&quot;'&quot;&amp;[.K4]&amp;&quot;',&quot;" office:value-type="string" office:string-value="'Cabin'," calcext:value-type="string">
            <text:p>'Cabin',</text:p>
          </table:table-cell>
          <table:table-cell table:formula="of:=&quot;'&quot;&amp;[.L4]&amp;&quot;',&quot;" office:value-type="string" office:string-value="'Embarked'," calcext:value-type="string">
            <text:p>'Embarked',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O (0,1)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named-expressions/>
      <table:database-ranges>
        <table:database-range table:name="__Anonymous_Sheet_DB__0" table:target-range-address="train.A4:train.L89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7T17:54:07.350776305</dc:date>
    <meta:editing-duration>PT24M58S</meta:editing-duration>
    <meta:editing-cycles>2</meta:editing-cycles>
    <meta:generator>LibreOffice/6.0.7.3$Linux_X86_64 LibreOffice_project/00m0$Build-3</meta:generator>
    <meta:document-statistic meta:table-count="1" meta:cell-count="9860" meta:object-count="0"/>
  </office:meta>
</office:document-meta>
</file>